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0.5326in" fo:margin-left="0.0986in" style:page-number="auto" table:align="left" style:writing-mode="lr-tb"/>
    </style:style>
    <style:style style:name="Table1.A" style:family="table-column">
      <style:table-column-properties style:column-width="4.9222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0.4917in"/>
    </style:style>
    <style:style style:name="Table1.D" style:family="table-column">
      <style:table-column-properties style:column-width="0.2958in"/>
    </style:style>
    <style:style style:name="Table1.E" style:family="table-column">
      <style:table-column-properties style:column-width="0.0979in"/>
    </style:style>
    <style:style style:name="Table1.F" style:family="table-column">
      <style:table-column-properties style:column-width="0.0986in"/>
    </style:style>
    <style:style style:name="Table1.H" style:family="table-column">
      <style:table-column-properties style:column-width="0.1965in"/>
    </style:style>
    <style:style style:name="Table1.J" style:family="table-column">
      <style:table-column-properties style:column-width="0.2951in"/>
    </style:style>
    <style:style style:name="Table1.N" style:family="table-column">
      <style:table-column-properties style:column-width="1.8701in"/>
    </style:style>
    <style:style style:name="Table1.1" style:family="table-row">
      <style:table-row-properties style:min-row-height="0.4028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F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3194in" fo:keep-together="always"/>
    </style:style>
    <style:style style:name="Table1.M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N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3285in" fo:keep-together="always"/>
    </style:style>
    <style:style style:name="Table1.5" style:family="table-row">
      <style:table-row-properties style:min-row-height="0.3278in" fo:keep-together="always"/>
    </style:style>
    <style:style style:name="Table1.7" style:family="table-row">
      <style:table-row-properties style:min-row-height="0.325in" fo:keep-together="always"/>
    </style:style>
    <style:style style:name="Table1.G8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L9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12" style:family="table-row">
      <style:table-row-properties style:min-row-height="1.1354in" fo:keep-together="always"/>
    </style:style>
    <style:style style:name="Table1.13" style:family="table-row">
      <style:table-row-properties style:min-row-height="0.1632in" fo:keep-together="always"/>
    </style:style>
    <style:style style:name="Table1.L14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7" style:family="table-row">
      <style:table-row-properties style:min-row-height="0.3257in" fo:keep-together="always"/>
    </style:style>
    <style:style style:name="Table1.H17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18" style:family="table-row">
      <style:table-row-properties style:min-row-height="1.2986in" fo:keep-together="always"/>
    </style:style>
    <style:style style:name="Table2" style:family="table">
      <style:table-properties style:width="10.8167in" fo:margin-left="-0.075in" fo:break-before="page" table:align="left" style:writing-mode="lr-tb"/>
    </style:style>
    <style:style style:name="Table2.A" style:family="table-column">
      <style:table-column-properties style:column-width="5.0958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4917in"/>
    </style:style>
    <style:style style:name="Table2.D" style:family="table-column">
      <style:table-column-properties style:column-width="1.575in"/>
    </style:style>
    <style:style style:name="Table2.E" style:family="table-column">
      <style:table-column-properties style:column-width="0.5729in"/>
    </style:style>
    <style:style style:name="Table2.F" style:family="table-column">
      <style:table-column-properties style:column-width="0.5736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17" style:family="table-row">
      <style:table-row-properties style:min-row-height="0.4056in" fo:keep-together="always"/>
    </style:style>
    <style:style style:name="Table2.26" style:family="table-row">
      <style:table-row-properties fo:keep-together="auto"/>
    </style:style>
    <style:style style:name="Table2.B4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3" style:family="table">
      <style:table-properties style:width="10.8167in" fo:margin-left="-0.075in" table:align="left" style:writing-mode="lr-tb"/>
    </style:style>
    <style:style style:name="Table3.A" style:family="table-column">
      <style:table-column-properties style:column-width="0.666in"/>
    </style:style>
    <style:style style:name="Table3.B" style:family="table-column">
      <style:table-column-properties style:column-width="1.8819in"/>
    </style:style>
    <style:style style:name="Table3.C" style:family="table-column">
      <style:table-column-properties style:column-width="0.8493in"/>
    </style:style>
    <style:style style:name="Table3.D" style:family="table-column">
      <style:table-column-properties style:column-width="1.6986in"/>
    </style:style>
    <style:style style:name="Table3.E" style:family="table-column">
      <style:table-column-properties style:column-width="0.7875in"/>
    </style:style>
    <style:style style:name="Table3.F" style:family="table-column">
      <style:table-column-properties style:column-width="1.8701in"/>
    </style:style>
    <style:style style:name="Table3.G" style:family="table-column">
      <style:table-column-properties style:column-width="0.5903in"/>
    </style:style>
    <style:style style:name="Table3.H" style:family="table-column">
      <style:table-column-properties style:column-width="1.7722in"/>
    </style:style>
    <style:style style:name="Table3.I" style:family="table-column">
      <style:table-column-properties style:column-width="0.7007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E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.G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3.I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6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B1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.E4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10.8167in" fo:margin-left="-0.075in" table:align="left" style:writing-mode="lr-tb"/>
    </style:style>
    <style:style style:name="Table4.A" style:family="table-column">
      <style:table-column-properties style:column-width="0.666in"/>
    </style:style>
    <style:style style:name="Table4.B" style:family="table-column">
      <style:table-column-properties style:column-width="1.8701in"/>
    </style:style>
    <style:style style:name="Table4.C" style:family="table-column">
      <style:table-column-properties style:column-width="2.5597in"/>
    </style:style>
    <style:style style:name="Table4.D" style:family="table-column">
      <style:table-column-properties style:column-width="0.7875in"/>
    </style:style>
    <style:style style:name="Table4.E" style:family="table-column">
      <style:table-column-properties style:column-width="0.6889in"/>
    </style:style>
    <style:style style:name="Table4.G" style:family="table-column">
      <style:table-column-properties style:column-width="2.3743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E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A4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E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.F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4.D4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5" style:family="table">
      <style:table-properties style:width="10.8167in" fo:margin-left="-0.075in" fo:break-before="page" table:align="left" style:writing-mode="lr-tb"/>
    </style:style>
    <style:style style:name="Table5.A" style:family="table-column">
      <style:table-column-properties style:column-width="0.4688in"/>
    </style:style>
    <style:style style:name="Table5.B" style:family="table-column">
      <style:table-column-properties style:column-width="0.0986in"/>
    </style:style>
    <style:style style:name="Table5.C" style:family="table-column">
      <style:table-column-properties style:column-width="0.4924in"/>
    </style:style>
    <style:style style:name="Table5.D" style:family="table-column">
      <style:table-column-properties style:column-width="1.8701in"/>
    </style:style>
    <style:style style:name="Table5.E" style:family="table-column">
      <style:table-column-properties style:column-width="0.2951in"/>
    </style:style>
    <style:style style:name="Table5.F" style:family="table-column">
      <style:table-column-properties style:column-width="0.5965in"/>
    </style:style>
    <style:style style:name="Table5.G" style:family="table-column">
      <style:table-column-properties style:column-width="0.5847in"/>
    </style:style>
    <style:style style:name="Table5.H" style:family="table-column">
      <style:table-column-properties style:column-width="0.6896in"/>
    </style:style>
    <style:style style:name="Table5.I" style:family="table-column">
      <style:table-column-properties style:column-width="0.7875in"/>
    </style:style>
    <style:style style:name="Table5.J" style:family="table-column">
      <style:table-column-properties style:column-width="0.5903in"/>
    </style:style>
    <style:style style:name="Table5.L" style:family="table-column">
      <style:table-column-properties style:column-width="2.0674in"/>
    </style:style>
    <style:style style:name="Table5.M" style:family="table-column">
      <style:table-column-properties style:column-width="0.0979in"/>
    </style:style>
    <style:style style:name="Table5.N" style:family="table-column">
      <style:table-column-properties style:column-width="0.2958in"/>
    </style:style>
    <style:style style:name="Table5.O" style:family="table-column">
      <style:table-column-properties style:column-width="0.55in"/>
    </style:style>
    <style:style style:name="Table5.P" style:family="table-column">
      <style:table-column-properties style:column-width="0.0403in"/>
    </style:style>
    <style:style style:name="Table5.R" style:family="table-column">
      <style:table-column-properties style:column-width="1.0944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5.I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J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K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J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.K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J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.K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I4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5.A57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C5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J89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J9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5.K9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12.1958in" fo:margin-left="-0.075in" fo:break-before="page" table:align="left" style:writing-mode="lr-tb"/>
    </style:style>
    <style:style style:name="Table6.A" style:family="table-column">
      <style:table-column-properties style:column-width="0.5674in"/>
    </style:style>
    <style:style style:name="Table6.B" style:family="table-column">
      <style:table-column-properties style:column-width="0.0986in"/>
    </style:style>
    <style:style style:name="Table6.C" style:family="table-column">
      <style:table-column-properties style:column-width="0.4924in"/>
    </style:style>
    <style:style style:name="Table6.D" style:family="table-column">
      <style:table-column-properties style:column-width="1.7715in"/>
    </style:style>
    <style:style style:name="Table6.E" style:family="table-column">
      <style:table-column-properties style:column-width="0.3938in"/>
    </style:style>
    <style:style style:name="Table6.F" style:family="table-column">
      <style:table-column-properties style:column-width="0.4979in"/>
    </style:style>
    <style:style style:name="Table6.G" style:family="table-column">
      <style:table-column-properties style:column-width="0.4868in"/>
    </style:style>
    <style:style style:name="Table6.H" style:family="table-column">
      <style:table-column-properties style:column-width="0.7875in"/>
    </style:style>
    <style:style style:name="Table6.J" style:family="table-column">
      <style:table-column-properties style:column-width="0.5903in"/>
    </style:style>
    <style:style style:name="Table6.K" style:family="table-column">
      <style:table-column-properties style:column-width="0.1972in"/>
    </style:style>
    <style:style style:name="Table6.N" style:family="table-column">
      <style:table-column-properties style:column-width="0.2951in"/>
    </style:style>
    <style:style style:name="Table6.Q" style:family="table-column">
      <style:table-column-properties style:column-width="0.7993in"/>
    </style:style>
    <style:style style:name="Table6.R" style:family="table-column">
      <style:table-column-properties style:column-width="0.6896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I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R1" style:family="table-cell">
      <style:table-cell-properties fo:padding="0in" fo:border="none"/>
    </style:style>
    <style:style style:name="Table6.R2" style:family="table-cell">
      <style:table-cell-properties fo:padding="0in" fo:border="none"/>
    </style:style>
    <style:style style:name="Table6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R3" style:family="table-cell">
      <style:table-cell-properties fo:padding="0in" fo:border="none"/>
    </style:style>
    <style:style style:name="Table6.R4" style:family="table-cell">
      <style:table-cell-properties fo:padding="0in" fo:border="none"/>
    </style:style>
    <style:style style:name="Table6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R7" style:family="table-cell">
      <style:table-cell-properties fo:padding="0in" fo:border="none"/>
    </style:style>
    <style:style style:name="Table6.R8" style:family="table-cell">
      <style:table-cell-properties fo:padding="0in" fo:border="none"/>
    </style:style>
    <style:style style:name="Table6.R9" style:family="table-cell">
      <style:table-cell-properties fo:padding="0in" fo:border="none"/>
    </style:style>
    <style:style style:name="Table6.R10" style:family="table-cell">
      <style:table-cell-properties fo:padding="0in" fo:border="none"/>
    </style:style>
    <style:style style:name="Table6.R11" style:family="table-cell">
      <style:table-cell-properties fo:padding="0in" fo:border="none"/>
    </style:style>
    <style:style style:name="Table6.R12" style:family="table-cell">
      <style:table-cell-properties fo:padding="0in" fo:border="none"/>
    </style:style>
    <style:style style:name="Table6.R13" style:family="table-cell">
      <style:table-cell-properties fo:padding="0in" fo:border="none"/>
    </style:style>
    <style:style style:name="Table6.R14" style:family="table-cell">
      <style:table-cell-properties fo:padding="0in" fo:border="none"/>
    </style:style>
    <style:style style:name="Table6.R15" style:family="table-cell">
      <style:table-cell-properties fo:padding="0in" fo:border="none"/>
    </style:style>
    <style:style style:name="Table6.R16" style:family="table-cell">
      <style:table-cell-properties fo:padding="0in" fo:border="none"/>
    </style:style>
    <style:style style:name="Table6.R17" style:family="table-cell">
      <style:table-cell-properties fo:padding="0in" fo:border="none"/>
    </style:style>
    <style:style style:name="Table6.R18" style:family="table-cell">
      <style:table-cell-properties fo:padding="0in" fo:border="none"/>
    </style:style>
    <style:style style:name="Table6.R19" style:family="table-cell">
      <style:table-cell-properties fo:padding="0in" fo:border="none"/>
    </style:style>
    <style:style style:name="Table6.R20" style:family="table-cell">
      <style:table-cell-properties fo:padding="0in" fo:border="none"/>
    </style:style>
    <style:style style:name="Table6.R21" style:family="table-cell">
      <style:table-cell-properties fo:padding="0in" fo:border="none"/>
    </style:style>
    <style:style style:name="Table6.R22" style:family="table-cell">
      <style:table-cell-properties fo:padding="0in" fo:border="none"/>
    </style:style>
    <style:style style:name="Table6.R23" style:family="table-cell">
      <style:table-cell-properties fo:padding="0in" fo:border="none"/>
    </style:style>
    <style:style style:name="Table6.R24" style:family="table-cell">
      <style:table-cell-properties fo:padding="0in" fo:border="none"/>
    </style:style>
    <style:style style:name="Table6.R25" style:family="table-cell">
      <style:table-cell-properties fo:padding="0in" fo:border="none"/>
    </style:style>
    <style:style style:name="Table6.R26" style:family="table-cell">
      <style:table-cell-properties fo:padding="0in" fo:border="none"/>
    </style:style>
    <style:style style:name="Table6.R27" style:family="table-cell">
      <style:table-cell-properties fo:padding="0in" fo:border="none"/>
    </style:style>
    <style:style style:name="Table6.R28" style:family="table-cell">
      <style:table-cell-properties fo:padding="0in" fo:border="none"/>
    </style:style>
    <style:style style:name="Table6.R29" style:family="table-cell">
      <style:table-cell-properties fo:padding="0in" fo:border="none"/>
    </style:style>
    <style:style style:name="Table6.R30" style:family="table-cell">
      <style:table-cell-properties fo:padding="0in" fo:border="none"/>
    </style:style>
    <style:style style:name="Table6.R31" style:family="table-cell">
      <style:table-cell-properties fo:padding="0in" fo:border="none"/>
    </style:style>
    <style:style style:name="Table6.R32" style:family="table-cell">
      <style:table-cell-properties fo:padding="0in" fo:border="none"/>
    </style:style>
    <style:style style:name="Table6.R33" style:family="table-cell">
      <style:table-cell-properties fo:padding="0in" fo:border="none"/>
    </style:style>
    <style:style style:name="Table6.R34" style:family="table-cell">
      <style:table-cell-properties fo:padding="0in" fo:border="none"/>
    </style:style>
    <style:style style:name="Table6.R35" style:family="table-cell">
      <style:table-cell-properties fo:padding="0in" fo:border="none"/>
    </style:style>
    <style:style style:name="Table6.R36" style:family="table-cell">
      <style:table-cell-properties fo:padding="0in" fo:border="none"/>
    </style:style>
    <style:style style:name="Table6.R37" style:family="table-cell">
      <style:table-cell-properties fo:padding="0in" fo:border="none"/>
    </style:style>
    <style:style style:name="Table6.R38" style:family="table-cell">
      <style:table-cell-properties fo:padding="0in" fo:border="none"/>
    </style:style>
    <style:style style:name="Table6.R39" style:family="table-cell">
      <style:table-cell-properties fo:padding="0in" fo:border="none"/>
    </style:style>
    <style:style style:name="Table6.R40" style:family="table-cell">
      <style:table-cell-properties fo:padding="0in" fo:border="none"/>
    </style:style>
    <style:style style:name="Table6.R41" style:family="table-cell">
      <style:table-cell-properties fo:padding="0in" fo:border="none"/>
    </style:style>
    <style:style style:name="Table6.R42" style:family="table-cell">
      <style:table-cell-properties fo:padding="0in" fo:border="none"/>
    </style:style>
    <style:style style:name="Table6.R43" style:family="table-cell">
      <style:table-cell-properties fo:padding="0in" fo:border="none"/>
    </style:style>
    <style:style style:name="Table6.A4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C4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6.I4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R44" style:family="table-cell">
      <style:table-cell-properties fo:padding="0in" fo:border="none"/>
    </style:style>
    <style:style style:name="Table6.A45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R45" style:family="table-cell">
      <style:table-cell-properties fo:padding="0in" fo:border="none"/>
    </style:style>
    <style:style style:name="Table6.R46" style:family="table-cell">
      <style:table-cell-properties fo:padding="0in" fo:border="none"/>
    </style:style>
    <style:style style:name="Table6.R47" style:family="table-cell">
      <style:table-cell-properties fo:padding="0in" fo:border="none"/>
    </style:style>
    <style:style style:name="Table6.R48" style:family="table-cell">
      <style:table-cell-properties fo:padding="0in" fo:border="none"/>
    </style:style>
    <style:style style:name="Table6.R49" style:family="table-cell">
      <style:table-cell-properties fo:padding="0in" fo:border="none"/>
    </style:style>
    <style:style style:name="Table6.R50" style:family="table-cell">
      <style:table-cell-properties fo:padding="0in" fo:border="none"/>
    </style:style>
    <style:style style:name="Table6.R51" style:family="table-cell">
      <style:table-cell-properties fo:padding="0in" fo:border="none"/>
    </style:style>
    <style:style style:name="Table6.R52" style:family="table-cell">
      <style:table-cell-properties fo:padding="0in" fo:border="none"/>
    </style:style>
    <style:style style:name="Table6.R53" style:family="table-cell">
      <style:table-cell-properties fo:padding="0in" fo:border="none"/>
    </style:style>
    <style:style style:name="Table6.R54" style:family="table-cell">
      <style:table-cell-properties fo:padding="0in" fo:border="none"/>
    </style:style>
    <style:style style:name="Table6.R55" style:family="table-cell">
      <style:table-cell-properties fo:padding="0in" fo:border="none"/>
    </style:style>
    <style:style style:name="Table6.R56" style:family="table-cell">
      <style:table-cell-properties fo:padding="0in" fo:border="none"/>
    </style:style>
    <style:style style:name="Table6.R57" style:family="table-cell">
      <style:table-cell-properties fo:padding="0in" fo:border="none"/>
    </style:style>
    <style:style style:name="Table6.R58" style:family="table-cell">
      <style:table-cell-properties fo:padding="0in" fo:border="none"/>
    </style:style>
    <style:style style:name="Table6.R59" style:family="table-cell">
      <style:table-cell-properties fo:padding="0in" fo:border="none"/>
    </style:style>
    <style:style style:name="Table6.R60" style:family="table-cell">
      <style:table-cell-properties fo:padding="0in" fo:border="none"/>
    </style:style>
    <style:style style:name="Table6.R61" style:family="table-cell">
      <style:table-cell-properties fo:padding="0in" fo:border="none"/>
    </style:style>
    <style:style style:name="Table6.R62" style:family="table-cell">
      <style:table-cell-properties fo:padding="0in" fo:border="none"/>
    </style:style>
    <style:style style:name="Table6.R63" style:family="table-cell">
      <style:table-cell-properties fo:padding="0in" fo:border="none"/>
    </style:style>
    <style:style style:name="Table6.R64" style:family="table-cell">
      <style:table-cell-properties fo:padding="0in" fo:border="none"/>
    </style:style>
    <style:style style:name="Table6.R65" style:family="table-cell">
      <style:table-cell-properties fo:padding="0in" fo:border="none"/>
    </style:style>
    <style:style style:name="Table6.R66" style:family="table-cell">
      <style:table-cell-properties fo:padding="0in" fo:border="none"/>
    </style:style>
    <style:style style:name="Table6.R67" style:family="table-cell">
      <style:table-cell-properties fo:padding="0in" fo:border="none"/>
    </style:style>
    <style:style style:name="Table6.R68" style:family="table-cell">
      <style:table-cell-properties fo:padding="0in" fo:border="none"/>
    </style:style>
    <style:style style:name="Table6.R69" style:family="table-cell">
      <style:table-cell-properties fo:padding="0in" fo:border="none"/>
    </style:style>
    <style:style style:name="Table6.R70" style:family="table-cell">
      <style:table-cell-properties fo:padding="0in" fo:border="none"/>
    </style:style>
    <style:style style:name="Table6.R71" style:family="table-cell">
      <style:table-cell-properties fo:padding="0in" fo:border="none"/>
    </style:style>
    <style:style style:name="Table6.R72" style:family="table-cell">
      <style:table-cell-properties fo:padding="0in" fo:border="none"/>
    </style:style>
    <style:style style:name="Table6.R73" style:family="table-cell">
      <style:table-cell-properties fo:padding="0in" fo:border="none"/>
    </style:style>
    <style:style style:name="Table6.R74" style:family="table-cell">
      <style:table-cell-properties fo:padding="0in" fo:border="none"/>
    </style:style>
    <style:style style:name="Table6.R75" style:family="table-cell">
      <style:table-cell-properties fo:padding="0in" fo:border="none"/>
    </style:style>
    <style:style style:name="Table6.R76" style:family="table-cell">
      <style:table-cell-properties fo:padding="0in" fo:border="none"/>
    </style:style>
    <style:style style:name="Table6.R77" style:family="table-cell">
      <style:table-cell-properties fo:padding="0in" fo:border="none"/>
    </style:style>
    <style:style style:name="Table6.R78" style:family="table-cell">
      <style:table-cell-properties fo:padding="0in" fo:border="none"/>
    </style:style>
    <style:style style:name="Table6.R79" style:family="table-cell">
      <style:table-cell-properties fo:padding="0in" fo:border="none"/>
    </style:style>
    <style:style style:name="Table6.R80" style:family="table-cell">
      <style:table-cell-properties fo:padding="0in" fo:border="none"/>
    </style:style>
    <style:style style:name="Table6.R81" style:family="table-cell">
      <style:table-cell-properties fo:padding="0in" fo:border="none"/>
    </style:style>
    <style:style style:name="Table6.R82" style:family="table-cell">
      <style:table-cell-properties fo:padding="0in" fo:border="none"/>
    </style:style>
    <style:style style:name="Table6.R83" style:family="table-cell">
      <style:table-cell-properties fo:padding="0in" fo:border="none"/>
    </style:style>
    <style:style style:name="Table6.R84" style:family="table-cell">
      <style:table-cell-properties fo:padding="0in" fo:border="none"/>
    </style:style>
    <style:style style:name="Table6.R85" style:family="table-cell">
      <style:table-cell-properties fo:padding="0in" fo:border="none"/>
    </style:style>
    <style:style style:name="Table6.R86" style:family="table-cell">
      <style:table-cell-properties fo:padding="0in" fo:border="none"/>
    </style:style>
    <style:style style:name="Table6.R87" style:family="table-cell">
      <style:table-cell-properties fo:padding="0in" fo:border="none"/>
    </style:style>
    <style:style style:name="Table7" style:family="table">
      <style:table-properties style:width="10.8167in" fo:margin-left="-0.075in" table:align="left" style:writing-mode="lr-tb"/>
    </style:style>
    <style:style style:name="Table7.A" style:family="table-column">
      <style:table-column-properties style:column-width="0.666in"/>
    </style:style>
    <style:style style:name="Table7.B" style:family="table-column">
      <style:table-column-properties style:column-width="2.2639in"/>
    </style:style>
    <style:style style:name="Table7.C" style:family="table-column">
      <style:table-column-properties style:column-width="0.9847in"/>
    </style:style>
    <style:style style:name="Table7.D" style:family="table-column">
      <style:table-column-properties style:column-width="1.1813in"/>
    </style:style>
    <style:style style:name="Table7.E" style:family="table-column">
      <style:table-column-properties style:column-width="0.7875in"/>
    </style:style>
    <style:style style:name="Table7.F" style:family="table-column">
      <style:table-column-properties style:column-width="0.5903in"/>
    </style:style>
    <style:style style:name="Table7.G" style:family="table-column">
      <style:table-column-properties style:column-width="0.6889in"/>
    </style:style>
    <style:style style:name="Table7.H" style:family="table-column">
      <style:table-column-properties style:column-width="1.9688in"/>
    </style:style>
    <style:style style:name="Table7.J" style:family="table-column">
      <style:table-column-properties style:column-width="0.8979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E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F7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7.E4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" style:family="table">
      <style:table-properties style:width="10.8167in" fo:margin-left="-0.075in" table:align="left" style:writing-mode="lr-tb"/>
    </style:style>
    <style:style style:name="Table8.A" style:family="table-column">
      <style:table-column-properties style:column-width="0.666in"/>
    </style:style>
    <style:style style:name="Table8.B" style:family="table-column">
      <style:table-column-properties style:column-width="2.2639in"/>
    </style:style>
    <style:style style:name="Table8.C" style:family="table-column">
      <style:table-column-properties style:column-width="0.9847in"/>
    </style:style>
    <style:style style:name="Table8.D" style:family="table-column">
      <style:table-column-properties style:column-width="1.1813in"/>
    </style:style>
    <style:style style:name="Table8.E" style:family="table-column">
      <style:table-column-properties style:column-width="0.7875in"/>
    </style:style>
    <style:style style:name="Table8.G" style:family="table-column">
      <style:table-column-properties style:column-width="2.1653in"/>
    </style:style>
    <style:style style:name="Table8.I" style:family="table-column">
      <style:table-column-properties style:column-width="1.1931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8.E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F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8.G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5" style:family="table-row">
      <style:table-row-properties fo:keep-together="auto"/>
    </style:style>
    <style:style style:name="Table8.E4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9" style:family="table">
      <style:table-properties style:width="10.8167in" fo:margin-left="-0.075in" table:align="left" style:writing-mode="lr-tb"/>
    </style:style>
    <style:style style:name="Table9.A" style:family="table-column">
      <style:table-column-properties style:column-width="0.666in"/>
    </style:style>
    <style:style style:name="Table9.B" style:family="table-column">
      <style:table-column-properties style:column-width="2.2639in"/>
    </style:style>
    <style:style style:name="Table9.C" style:family="table-column">
      <style:table-column-properties style:column-width="0.9847in"/>
    </style:style>
    <style:style style:name="Table9.D" style:family="table-column">
      <style:table-column-properties style:column-width="1.1813in"/>
    </style:style>
    <style:style style:name="Table9.E" style:family="table-column">
      <style:table-column-properties style:column-width="0.7875in"/>
    </style:style>
    <style:style style:name="Table9.G" style:family="table-column">
      <style:table-column-properties style:column-width="2.1653in"/>
    </style:style>
    <style:style style:name="Table9.I" style:family="table-column">
      <style:table-column-properties style:column-width="1.1931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9.E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9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9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9453in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9453in"/>
        </style:tab-stops>
      </style:paragraph-properties>
      <style:text-properties fo:font-size="8pt" style:font-size-asian="8pt"/>
    </style:style>
    <style:style style:name="P7" style:family="paragraph" style:parent-style-name="Standard">
      <style:paragraph-properties style:snap-to-layout-grid="false"/>
      <style:text-properties fo:font-size="8pt" style:font-size-asian="8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 style:snap-to-layout-grid="false"/>
      <style:text-properties fo:font-size="16pt" fo:font-style="italic" fo:font-weight="bold" style:font-size-asian="16pt" style:font-style-asian="italic" style:font-weight-asian="bold"/>
    </style:style>
    <style:style style:name="P14" style:family="paragraph" style:parent-style-name="Standard">
      <style:paragraph-properties style:snap-to-layout-grid="false"/>
      <style:text-properties fo:font-size="16pt" style:font-size-asian="16pt"/>
    </style:style>
    <style:style style:name="P15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/>
    </style:style>
    <style:style style:name="P16" style:family="paragraph" style:parent-style-name="Standard">
      <style:paragraph-properties style:snap-to-layout-grid="false"/>
      <style:text-properties fo:font-size="11pt" fo:font-style="italic" fo:font-weight="bold" style:font-size-asian="11pt" style:font-style-asian="italic" style:font-weight-asian="bol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 style:snap-to-layout-grid="false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0" style:family="paragraph" style:parent-style-name="Standard">
      <style:paragraph-properties style:snap-to-layout-grid="false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style:snap-to-layout-grid="false"/>
      <style:text-properties fo:language="en" fo:country="US"/>
    </style:style>
    <style:style style:name="P22" style:family="paragraph" style:parent-style-name="Standard">
      <style:paragraph-properties>
        <style:tab-stops>
          <style:tab-stop style:position="6.3984in"/>
          <style:tab-stop style:position="7.0874in"/>
          <style:tab-stop style:position="9.7457in"/>
        </style:tab-stops>
      </style:paragraph-properties>
    </style:style>
    <style:style style:name="P23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text-rotation-angle="90" style:text-rotation-scale="line-height"/>
    </style:style>
    <style:style style:name="P24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fo:font-size="9pt" style:font-size-asian="9pt" style:text-rotation-angle="90" style:text-rotation-scale="line-height"/>
    </style:style>
    <style:style style:name="P25" style:family="paragraph" style:parent-style-name="Standard">
      <style:paragraph-properties fo:break-before="page"/>
    </style:style>
    <style:style style:name="T1" style:family="text">
      <style:text-properties fo:font-size="8pt" style:font-size-asian="8pt"/>
    </style:style>
    <style:style style:name="T2" style:family="text">
      <style:text-properties fo:font-size="16pt" fo:font-style="italic" fo:font-weight="bold" style:font-size-asian="16pt" style:font-style-asian="italic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/>
    </style:style>
    <style:style style:name="T4" style:family="text">
      <style:text-properties fo:font-size="12pt" fo:font-style="italic" fo:font-weight="bold" style:font-size-asian="12pt" style:font-style-asian="italic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D"/>
        <table:table-column table:style-name="Table1.J"/>
        <table:table-column table:style-name="Table1.H"/>
        <table:table-column table:style-name="Table1.F"/>
        <table:table-column table:style-name="Table1.B"/>
        <table:table-column table:style-name="Table1.N"/>
        <table:table-row table:style-name="Table1.1">
          <table:table-cell table:style-name="Table1.A1" table:number-rows-spanned="18" office:value-type="string">
            <text:p text:style-name="P2">Для записи тренера</text:p>
          </table:table-cell>
          <table:table-cell table:style-name="Table1.B1" table:number-rows-spanned="18" office:value-type="string">
            <text:p text:style-name="P6">24 <text:s text:c="15"/>1</text:p>
          </table:table-cell>
          <table:table-cell table:style-name="Table1.C1" table:number-columns-spanned="3" office:value-type="string">
            <text:p text:style-name="Standard">1. Фамилия</text:p>
          </table:table-cell>
          <table:covered-table-cell/>
          <table:covered-table-cell/>
          <table:table-cell table:style-name="Table1.F1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table-cell table:style-name="Table1.C1" office:value-type="string">
            <text:p text:style-name="Standard">Имя</text:p>
          </table:table-cell>
          <table:table-cell table:style-name="Table1.F1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office:value-type="string">
            <text:p text:style-name="Standard">Отчество</text:p>
          </table:table-cell>
          <table:table-cell table:style-name="Table1.N2" office:value-type="string">
            <text:p text:style-name="P13"/>
          </table:table-cell>
        </table:table-row>
        <table:table-row table:style-name="Table1.2">
          <table:covered-table-cell/>
          <table:covered-table-cell/>
          <table:table-cell table:style-name="Table1.C1" table:number-columns-spanned="7" office:value-type="string">
            <text:p text:style-name="Standard">2. Год и дата ро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table-cell table:style-name="Table1.C1" table:number-columns-spanned="8" office:value-type="string">
            <text:p text:style-name="Standard">3. Место работы (учеб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C1" table:number-columns-spanned="8" office:value-type="string">
            <text:p text:style-name="Standard">4. Спортивная организ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table-cell table:style-name="Table1.F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M2" table:number-columns-spanned="2" office:value-type="string">
            <text:p text:style-name="Standard">5. Город</text:p>
          </table:table-cell>
          <table:covered-table-cell/>
          <table:table-cell table:style-name="Table1.N2" table:number-columns-spanned="10" office:value-type="string">
            <text:h text:style-name="Heading_20_4" text:outline-level="4">Москв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C1" table:number-columns-spanned="4" office:value-type="string">
            <text:p text:style-name="Standard">6.Вид спорта</text:p>
          </table:table-cell>
          <table:covered-table-cell/>
          <table:covered-table-cell/>
          <table:covered-table-cell/>
          <table:table-cell table:style-name="Table1.G8" table:number-columns-spanned="8" office:value-type="string">
            <text:p text:style-name="Standard"><text:span text:style-name="T3">Туризм спортивный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C1" table:number-columns-spanned="9" office:value-type="string">
            <text:p text:style-name="Standard">7. Спортивный разряд и з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9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C1" table:number-columns-spanned="6" office:value-type="string">
            <text:p text:style-name="Standard">8. Личная подпис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C1" table:number-columns-spanned="8" office:value-type="string">
            <text:p text:style-name="P17">Дата заполн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covered-table-cell/>
          <table:table-cell table:style-name="Table1.A1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covered-table-cell/>
          <table:table-cell table:style-name="Table1.C1" table:number-rows-spanned="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C1" table:number-columns-spanned="7" office:value-type="string">
            <text:p text:style-name="P1">Зарегистрирован в коллективе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4" office:value-type="string">
            <text:p text:style-name="Standard">физкультуры</text:p>
          </table:table-cell>
          <table:covered-table-cell/>
          <table:covered-table-cell/>
          <table:covered-table-cell/>
          <table:table-cell table:style-name="Table1.L14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8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7" table:number-columns-spanned="7" office:value-type="string">
            <text:p text:style-name="P1">№_________ <text:s text:c="12"/>Дата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covered-table-cell/>
          <table:table-cell table:style-name="Table1.C1" table:number-columns-spanned="12" office:value-type="string">
            <text:p text:style-name="Standard"><text:s/>м.п. <text:s text:c="9"/>Подпись ответственного лица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 table:number-columns-repeated="2"/>
        <table:table-row table:style-name="Table2.1">
          <table:table-cell table:style-name="Table2.A1" table:number-rows-spanned="3" office:value-type="string">
            <text:h text:style-name="Heading_20_1" text:outline-level="1">Разрешение врача на участия в соревнованиях</text:h>
          </table:table-cell>
          <table:table-cell table:style-name="Table2.B1" office:value-type="string">
            <text:p text:style-name="P8"/>
          </table:table-cell>
          <table:table-cell table:style-name="Table2.A1" table:number-rows-spanned="3" table:number-columns-spanned="7" office:value-type="string">
            <text:h text:style-name="Heading_20_1" text:outline-level="1">Основные антропометрические данные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1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A4" table:number-rows-spanned="2" table:number-columns-spanned="2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7">19 ___</text:p>
          </table:table-cell>
          <table:table-cell table:style-name="Table2.E4" table:number-rows-spanned="2" office:value-type="string">
            <text:p text:style-name="P17">19 ___</text:p>
          </table:table-cell>
          <table:table-cell table:style-name="Table2.E4" table:number-rows-spanned="2" office:value-type="string">
            <text:p text:style-name="P17">19 ___</text:p>
          </table:table-cell>
          <table:table-cell table:style-name="Table2.E4" table:number-rows-spanned="2" office:value-type="string">
            <text:p text:style-name="P17">19 ___</text:p>
          </table:table-cell>
          <table:table-cell table:style-name="Table2.E4" table:number-rows-spanned="2" office:value-type="string">
            <text:p text:style-name="P17">19 ___</text:p>
          </table:table-cell>
        </table:table-row>
        <table:table-row table:style-name="Table2.1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C6" table:number-rows-spanned="2" table:number-columns-spanned="2" office:value-type="string">
            <text:p text:style-name="P1">Вес</text:p>
          </table:table-cell>
          <table:covered-table-cell/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2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C6" table:number-rows-spanned="2" table:number-columns-spanned="2" office:value-type="string">
            <text:p text:style-name="P1">Рост</text:p>
          </table:table-cell>
          <table:covered-table-cell/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C6" table:number-rows-spanned="8" office:value-type="string">
            <text:p text:style-name="P23">Окружность грудной клетки</text:p>
          </table:table-cell>
          <table:table-cell table:style-name="Table2.E4" table:number-rows-spanned="2" office:value-type="string">
            <text:p text:style-name="P1">Вдох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3. <text:s text:c="55"/>Дата</text:p>
          </table:table-cell>
          <table:table-cell table:style-name="Table2.B1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">Выдох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">Пауза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4. <text:s text:c="55"/>Дата</text:p>
          </table:table-cell>
          <table:table-cell table:style-name="Table2.B1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">Размах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7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C6" table:number-rows-spanned="2" table:number-columns-spanned="2" office:value-type="string">
            <text:p text:style-name="P1">Спирометрия</text:p>
          </table:table-cell>
          <table:covered-table-cell/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5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C6" table:number-rows-spanned="6" office:value-type="string">
            <text:p text:style-name="P24">Динамометрия</text:p>
          </table:table-cell>
          <table:table-cell table:style-name="Table2.E4" table:number-rows-spanned="2" office:value-type="string">
            <text:p text:style-name="P1">Правая кисть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">Левая кисть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office:value-type="string">
            <text:p text:style-name="Standard">6. <text:s text:c="55"/>Дата</text:p>
          </table:table-cell>
          <table:table-cell table:style-name="Table2.B1" office:value-type="string">
            <text:p text:style-name="P8"/>
          </table:table-cell>
          <table:covered-table-cell/>
          <table:table-cell table:style-name="Table2.E4" table:number-rows-spanned="2" office:value-type="string">
            <text:p text:style-name="P1">Становая</text:p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  <table:table-cell table:style-name="Table2.E6" table:number-rows-spanned="2" office:value-type="string">
            <text:p text:style-name="P8"/>
          </table:table-cell>
        </table:table-row>
        <table:table-row table:style-name="Table2.1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A4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Standard">Замечания врача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4" office:value-type="string">
            <text:p text:style-name="Standard">7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4" office:value-type="string">
            <text:p text:style-name="Standard">8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4" office:value-type="string">
            <text:p text:style-name="Standard">9. <text:s text:c="55"/>Дат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rows-spanned="2" office:value-type="string">
            <text:p text:style-name="Standard">10. <text:s text:c="53"/>Дата</text:p>
            <text:p text:style-name="Standard"><text:s text:c="15"/>Действительно до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B1" office:value-type="string">
            <text:p text:style-name="Standard"><text:s text:c="75"/>Подпись врача</text:p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7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6">
          <table:table-cell table:style-name="Table2.A4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2.26">
          <table:table-cell table:style-name="Table2.B1" office:value-type="string">
            <text:p text:style-name="P8"/>
          </table:table-cell>
          <table:table-cell table:style-name="Table2.B45" office:value-type="string">
            <text:p text:style-name="P4">2 <text:s text:c="15"/>23</text:p>
          </table:table-cell>
          <table:table-cell table:style-name="Table2.B1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rows-spanned="3" table:number-columns-spanned="4" office:value-type="string">
            <text:h text:style-name="Heading_20_2" text:outline-level="2">Отметки о переходе в другую спортивную организацию</text:h>
          </table:table-cell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table-cell table:style-name="Table3.E1" table:number-rows-spanned="3" table:number-columns-spanned="4" office:value-type="string">
            <text:p text:style-name="P19">Сдача норм комплекса ГТО и выполнение разрядных норм</text:p>
          </table:table-cell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4" table:number-columns-spanned="2" office:value-type="string">
            <text:p text:style-name="P1">Снят с учета в</text:p>
          </table:table-cell>
          <table:covered-table-cell/>
          <table:table-cell table:style-name="Table3.C4" table:number-columns-spanned="2" office:value-type="string">
            <text:p text:style-name="P1">Принят на учет</text:p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E1" table:number-rows-spanned="2" office:value-type="string">
            <text:p text:style-name="P8"/>
          </table:table-cell>
          <table:table-cell table:style-name="Table3.G4" table:number-rows-spanned="2" office:value-type="string">
            <text:p text:style-name="P1">Дата</text:p>
          </table:table-cell>
          <table:table-cell table:style-name="Table3.G4" table:number-rows-spanned="2" office:value-type="string">
            <text:p text:style-name="P1">Результат</text:p>
          </table:table-cell>
          <table:table-cell table:style-name="Table3.I4" table:number-rows-spanned="2" office:value-type="string">
            <text:p text:style-name="P1">Подпись ответств. лица</text:p>
          </table:table-cell>
        </table:table-row>
        <table:table-row table:style-name="Table3.1">
          <table:table-cell table:style-name="Table3.A5" table:number-columns-spanned="2" office:value-type="string">
            <text:p text:style-name="P1">коллективе физкультуры</text:p>
          </table:table-cell>
          <table:covered-table-cell/>
          <table:table-cell table:style-name="Table3.C5" table:number-columns-spanned="2" office:value-type="string">
            <text:p text:style-name="P1">в коллектив физкультуры</text:p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4" table:number-columns-spanned="2" office:value-type="string">
            <text:p text:style-name="P8"/>
          </table:table-cell>
          <table:covered-table-cell/>
          <table:table-cell table:style-name="Table3.C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Сдача норм ГТО 1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Сдача норм ГТО 2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Выполнение норм: 3 разряд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P17">2 разряд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P17">1 разряд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table:number-columns-spanned="2" office:value-type="string">
            <text:p text:style-name="P8"/>
          </table:table-cell>
          <table:covered-table-cell/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Кандидат в мастера спорт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A1" table:number-rows-spanned="2" table:number-columns-spanned="4" office:value-type="string">
            <text:h text:style-name="Heading_20_3" text:outline-level="3">Взыскания</text:h>
          </table:table-cell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Мастера спорт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F6" table:number-rows-spanned="2" office:value-type="string">
            <text:p text:style-name="P1">Дата</text:p>
          </table:table-cell>
          <table:table-cell table:style-name="Table3.B19" table:number-rows-spanned="2" table:number-columns-spanned="2" office:value-type="string">
            <text:p text:style-name="P1">Характер взыскания</text:p>
          </table:table-cell>
          <table:covered-table-cell/>
          <table:table-cell table:style-name="Table3.C4" office:value-type="string">
            <text:p text:style-name="P1">Подпись ответственного</text:p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covered-table-cell/>
          <table:table-cell table:style-name="Table3.C5" office:value-type="string">
            <text:p text:style-name="P1">лица</text:p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Мастера спорта СССР международного класс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C4" table:number-columns-spanned="2" office:value-type="string">
            <text:p text:style-name="P8"/>
          </table:table-cell>
          <table:covered-table-cell/>
          <table:table-cell table:style-name="Table3.C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P1">Повторение норм </text:p>
            <text:p text:style-name="P1">мастера спорта</text:p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......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......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1" office:value-type="string">
            <text:p text:style-name="P8"/>
          </table:table-cell>
          <table:table-cell table:style-name="Table3.F6" table:number-rows-spanned="2" office:value-type="string">
            <text:p text:style-name="Standard">20<text:span text:style-name="T6">……</text:span></text:p>
          </table:table-cell>
          <table:table-cell table:style-name="Table3.C4" table:number-rows-spanned="2" office:value-type="string">
            <text:p text:style-name="P21"/>
          </table:table-cell>
          <table:table-cell table:style-name="Table3.C4" table:number-rows-spanned="2" office:value-type="string">
            <text:p text:style-name="P8"/>
          </table:table-cell>
          <table:table-cell table:style-name="Table3.C4" table:number-rows-spanned="2" office:value-type="string">
            <text:p text:style-name="P8"/>
          </table:table-cell>
        </table:table-row>
        <table:table-row table:style-name="Table3.1">
          <table:table-cell table:style-name="Table3.E1" office:value-type="string">
            <text:p text:style-name="P8"/>
          </table:table-cell>
          <table:table-cell table:style-name="Table3.I4" table:number-columns-spanned="2" office:value-type="string">
            <text:p text:style-name="P8"/>
          </table:table-cell>
          <table:covered-table-cell/>
          <table:table-cell table:style-name="Table3.I4" office:value-type="string">
            <text:p text:style-name="P8"/>
          </table:table-cell>
          <table:table-cell table:style-name="Table3.E43" office:value-type="string">
            <text:p text:style-name="P4">22 <text:s text:c="15"/>3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table:number-rows-spanned="3" table:number-columns-spanned="3" office:value-type="string">
            <text:h text:style-name="Heading_20_2" text:outline-level="2">Итоговые данные об участии в соревнованиях</text:h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E1" table:number-rows-spanned="3" table:number-columns-spanned="3" office:value-type="string">
            <text:p text:style-name="P19">Награждения</text:p>
          </table:table-cell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rows-spanned="2" office:value-type="string">
            <text:p text:style-name="P1">Год</text:p>
          </table:table-cell>
          <table:table-cell table:style-name="Table4.B4" table:number-rows-spanned="2" office:value-type="string">
            <text:p text:style-name="P1">Количество соревнований</text:p>
          </table:table-cell>
          <table:table-cell table:style-name="Table4.B4" table:number-rows-spanned="2" office:value-type="string">
            <text:p text:style-name="P1">Лучший результат</text:p>
          </table:table-cell>
          <table:table-cell table:style-name="Table4.A1" office:value-type="string">
            <text:p text:style-name="P8"/>
          </table:table-cell>
          <table:table-cell table:style-name="Table4.A4" table:number-rows-spanned="2" office:value-type="string">
            <text:p text:style-name="P1">Дата</text:p>
          </table:table-cell>
          <table:table-cell table:style-name="Table4.B4" table:number-rows-spanned="2" office:value-type="string">
            <text:p text:style-name="P1">За что награжден</text:p>
          </table:table-cell>
          <table:table-cell table:style-name="Table4.B4" table:number-rows-spanned="2" office:value-type="string">
            <text:p text:style-name="P1">Кем и чем награжден</text:p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E6" office:value-type="string">
            <text:p text:style-name="P8"/>
          </table:table-cell>
          <table:table-cell table:style-name="Table4.B6" office:value-type="string">
            <text:p text:style-name="P8"/>
          </table:table-cell>
          <table:table-cell table:style-name="Table4.B6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4" table:number-rows-spanned="2" office:value-type="string">
            <text:p text:style-name="P1">20____</text:p>
          </table:table-cell>
          <table:table-cell table:style-name="Table4.B6" table:number-rows-spanned="2" office:value-type="string">
            <text:p text:style-name="P8"/>
          </table:table-cell>
          <table:table-cell table:style-name="Table4.B6" table:number-rows-spanned="2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covered-table-cell/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Standard">Когда присвоено звание м/спорта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17">Дата ___________________________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3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Standard">Награждение почетным знаком м/спорта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17">Дата ___________________________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3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Standard">Когда присвоено звание межд. м/спорта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17">Дата ___________________________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3"/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Standard">Награждение почетным знаком мастера спорта России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17">Дата ___________________________</text:p>
          </table:table-cell>
          <table:covered-table-cell/>
          <table:covered-table-cell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  <table:table-row table:style-name="Table4.1">
          <table:table-cell table:style-name="Table4.A1" table:number-columns-spanned="3" office:value-type="string">
            <text:p text:style-name="P8"/>
          </table:table-cell>
          <table:covered-table-cell/>
          <table:covered-table-cell/>
          <table:table-cell table:style-name="Table4.D45" office:value-type="string">
            <text:p text:style-name="P5">4 <text:s text:c="15"/>21</text:p>
          </table:table-cell>
          <table:table-cell table:style-name="Table4.A1" office:value-type="string">
            <text:p text:style-name="P7"/>
          </table:table-cell>
          <table:table-cell table:style-name="Table4.F7" office:value-type="string">
            <text:p text:style-name="P8"/>
          </table:table-cell>
          <table:table-cell table:style-name="Table4.F7" office:value-type="string">
            <text:p text:style-name="P8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B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P"/>
        <table:table-column table:style-name="Table5.B"/>
        <table:table-column table:style-name="Table5.R"/>
        <table:table-row table:style-name="Table5.1">
          <table:table-cell table:style-name="Table5.A1" table:number-rows-spanned="2" table:number-columns-spanned="8" office:value-type="string">
            <text:p text:style-name="P19">Общественная <text:s/>рабо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20"/>
          </table:table-cell>
          <table:table-cell table:style-name="Table5.A1" table:number-rows-spanned="2" table:number-columns-spanned="9" office:value-type="string">
            <text:h text:style-name="Heading_20_1" text:outline-level="1">Участие в соревнованиях*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3" table:number-rows-spanned="2" office:value-type="string">
            <text:p text:style-name="P1">Дата</text:p>
          </table:table-cell>
          <table:table-cell table:style-name="Table5.K3" table:number-rows-spanned="2" table:number-columns-spanned="2" office:value-type="string">
            <text:p text:style-name="P1">Наименование</text:p>
            <text:p text:style-name="P1">соревнований</text:p>
          </table:table-cell>
          <table:covered-table-cell/>
          <table:table-cell table:style-name="Table5.K3" table:number-rows-spanned="2" table:number-columns-spanned="3" office:value-type="string">
            <text:p text:style-name="P1">Результат</text:p>
          </table:table-cell>
          <table:covered-table-cell/>
          <table:covered-table-cell/>
          <table:table-cell table:style-name="Table5.K3" table:number-rows-spanned="2" table:number-columns-spanned="3" office:value-type="string">
            <text:p text:style-name="P1">Подпись судейс-</text:p>
            <text:p text:style-name="P1">кой коллегии</text:p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6" office:value-type="string">
            <text:p text:style-name="P8"/>
          </table:table-cell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5" office:value-type="string">
            <text:p text:style-name="P8"/>
          </table:table-cell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2" table:number-columns-spanned="9" office:value-type="string">
            <text:p text:style-name="P4">* По спортивным играм, борьбе, боксу, фехтованию, и др. аналогичным видам записываются также места, занятые в турнирах и первенствах, и количество проведенных в них встре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I1" table:number-columns-spanned="8" office:value-type="string"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44" office:value-type="string">
            <text:p text:style-name="P4">20 <text:s text:c="14"/>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1">
          <table:table-cell table:style-name="Table5.A1" table:number-rows-spanned="2" table:number-columns-spanned="8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A1" table:number-rows-spanned="3" table:number-columns-spanned="9" office:value-type="string">
            <text:h text:style-name="Heading_20_1" text:outline-level="1">Выполнение зачетных нормативов </text:h>
            <text:h text:style-name="Heading_20_1" text:outline-level="1">по теоретической подготовке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6" table:number-rows-spanned="2" table:number-columns-spanned="2" office:value-type="string">
            <text:p text:style-name="P1">Дата</text:p>
          </table:table-cell>
          <table:covered-table-cell/>
          <table:table-cell table:style-name="Table5.K6" table:number-rows-spanned="2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5.K6" table:number-rows-spanned="2" table:number-columns-spanned="2" office:value-type="string">
            <text:p text:style-name="P1">Результат</text:p>
          </table:table-cell>
          <table:covered-table-cell/>
          <table:table-cell table:style-name="Table5.K6" table:number-rows-spanned="2" table:number-columns-spanned="2" office:value-type="string">
            <text:p text:style-name="P1">Подпись судейс-</text:p>
            <text:p text:style-name="P1">кой коллегии</text:p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8"/>
          </table:table-cell>
          <table:table-cell table:style-name="Table5.J3" table:number-rows-spanned="3" table:number-columns-spanned="2" office:value-type="string">
            <text:p text:style-name="P1">Дата</text:p>
          </table:table-cell>
          <table:covered-table-cell/>
          <table:table-cell table:style-name="Table5.K3" table:number-rows-spanned="3" table:number-columns-spanned="3" office:value-type="string">
            <text:p text:style-name="P1">Наименование темы</text:p>
          </table:table-cell>
          <table:covered-table-cell/>
          <table:covered-table-cell/>
          <table:table-cell table:style-name="Table5.K3" table:number-rows-spanned="3" table:number-columns-spanned="3" office:value-type="string">
            <text:p text:style-name="P1">Оценка</text:p>
          </table:table-cell>
          <table:covered-table-cell/>
          <table:covered-table-cell/>
          <table:table-cell table:style-name="Table5.K3" table:number-rows-spanned="3" office:value-type="string">
            <text:p text:style-name="P1">Подпись лица, принимавшего зачет</text:p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57" table:number-columns-spanned="2" office:value-type="string">
            <text:p text:style-name="P8"/>
          </table:table-cell>
          <table:covered-table-cell/>
          <table:table-cell table:style-name="Table5.C57" table:number-columns-spanned="2" office:value-type="string">
            <text:p text:style-name="P8"/>
          </table:table-cell>
          <table:covered-table-cell/>
          <table:table-cell table:style-name="Table5.C57" table:number-columns-spanned="2" office:value-type="string">
            <text:p text:style-name="P8"/>
          </table:table-cell>
          <table:covered-table-cell/>
          <table:table-cell table:style-name="Table5.C57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3" table:number-columns-spanned="2" office:value-type="string">
            <text:p text:style-name="P8"/>
          </table:table-cell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3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I1" office:value-type="string">
            <text:p text:style-name="P8"/>
          </table:table-cell>
          <table:table-cell table:style-name="Table5.J6" table:number-rows-spanned="2" table:number-columns-spanned="2" office:value-type="string">
            <text:p text:style-name="P8"/>
          </table:table-cell>
          <table:covered-table-cell/>
          <table:table-cell table:style-name="Table5.K6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rows-spanned="2" office:value-type="string">
            <text:p text:style-name="P8"/>
          </table:table-cell>
        </table:table-row>
        <table:table-row table:style-name="Table5.1">
          <table:table-cell table:style-name="Table5.J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  <text:p text:style-name="P8"/>
          </table:table-cell>
          <table:covered-table-cell/>
          <table:table-cell table:style-name="Table5.I44" office:value-type="string">
            <text:p text:style-name="P4">6 <text:s text:c="15"/>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1">
          <table:table-cell table:style-name="Table5.I1" table:number-rows-spanned="3" table:number-columns-spanned="8" office:value-type="string">
            <text:h text:style-name="Heading_20_1" text:outline-level="1">Выполнение контрольных нормативов</text:h>
            <text:p text:style-name="P10">(по специальной и общей физической подготовк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11"/>
          </table:table-cell>
          <table:table-cell table:style-name="Table5.J89" table:number-rows-spanned="2" table:number-columns-spanned="9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3"/>
          </table:table-cell>
          <table:table-cell table:style-name="Table5.J91" table:number-rows-spanned="2" office:value-type="string">
            <text:p text:style-name="P1">Дата</text:p>
          </table:table-cell>
          <table:table-cell table:style-name="Table5.K91" table:number-rows-spanned="2" table:number-columns-spanned="3" office:value-type="string">
            <text:p text:style-name="P1">Наименование соревнований</text:p>
          </table:table-cell>
          <table:covered-table-cell/>
          <table:covered-table-cell/>
          <table:table-cell table:style-name="Table5.K91" table:number-rows-spanned="2" table:number-columns-spanned="3" office:value-type="string">
            <text:p text:style-name="P1">Результат</text:p>
          </table:table-cell>
          <table:covered-table-cell/>
          <table:covered-table-cell/>
          <table:table-cell table:style-name="Table5.K91" table:number-rows-spanned="2" table:number-columns-spanned="2" office:value-type="string">
            <text:p text:style-name="P1">Подпись судейс-</text:p>
            <text:p text:style-name="P1">кой коллегии</text:p>
          </table:table-cell>
          <table:covered-table-cell/>
        </table:table-row>
        <table:table-row table:style-name="Table5.1">
          <table:table-cell table:style-name="Table5.J91" table:number-rows-spanned="3" office:value-type="string">
            <text:p text:style-name="P1">Год</text:p>
          </table:table-cell>
          <table:table-cell table:style-name="Table5.K91" table:number-rows-spanned="3" table:number-columns-spanned="2" office:value-type="string">
            <text:p text:style-name="P1">Дата</text:p>
          </table:table-cell>
          <table:covered-table-cell/>
          <table:table-cell table:style-name="Table5.K91" table:number-rows-spanned="3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5.K91" table:number-rows-spanned="3" table:number-columns-spanned="2" office:value-type="string">
            <text:p text:style-name="P1">Результат</text:p>
          </table:table-cell>
          <table:covered-table-cell/>
          <table:table-cell table:style-name="Table5.K91" table:number-rows-spanned="3" office:value-type="string">
            <text:p text:style-name="P1">Подпись тренера</text:p>
          </table:table-cell>
          <table:table-cell table:style-name="Table5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table-cell table:style-name="Table5.J91" table:number-rows-spanned="12" office:value-type="string">
            <text:p text:style-name="Standard">200</text:p>
          </table:table-cell>
          <table:table-cell table:style-name="Table5.K5" table:number-columns-spanned="2" office:value-type="string">
            <text:p text:style-name="P21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table-cell table:style-name="Table5.J91" table:number-rows-spanned="12" office:value-type="string">
            <text:p text:style-name="Standard">200</text:p>
          </table:table-cell>
          <table:table-cell table:style-name="Table5.K5" table:number-columns-spanned="2" office:value-type="string">
            <text:p text:style-name="P21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table-cell table:style-name="Table5.J91" table:number-rows-spanned="13" office:value-type="string">
            <text:p text:style-name="Standard">200</text:p>
          </table:table-cell>
          <table:table-cell table:style-name="Table5.K5" table:number-columns-spanned="2" office:value-type="string">
            <text:p text:style-name="P21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table:number-columns-spanned="2" office:value-type="string">
            <text:p text:style-name="P8"/>
          </table:table-cell>
          <table:covered-table-cell/>
          <table:table-cell table:style-name="Table5.K5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5" office:value-type="string">
            <text:p text:style-name="P8"/>
          </table:table-cell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3" office:value-type="string">
            <text:p text:style-name="P8"/>
          </table:table-cell>
          <table:covered-table-cell/>
          <table:covered-table-cell/>
          <table:table-cell table:style-name="Table5.K5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office:value-type="string">
            <text:p text:style-name="P8"/>
          </table:table-cell>
          <table:table-cell table:style-name="Table5.I1" office:value-type="string">
            <text:p text:style-name="P3"/>
          </table:table-cell>
          <table:table-cell table:style-name="Table5.J6" office:value-type="string">
            <text:p text:style-name="P8"/>
          </table:table-cell>
          <table:table-cell table:style-name="Table5.K6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columns-spanned="2" office:value-type="string">
            <text:p text:style-name="P8"/>
          </table:table-cell>
          <table:covered-table-cell/>
        </table:table-row>
        <table:table-row table:style-name="Table5.1"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table:number-columns-spanned="2" office:value-type="string">
            <text:p text:style-name="P8"/>
          </table:table-cell>
          <table:covered-table-cell/>
          <table:table-cell table:style-name="Table5.K6" office:value-type="string">
            <text:p text:style-name="P8"/>
          </table:table-cell>
          <table:table-cell table:style-name="Table5.I44" office:value-type="string">
            <text:p text:style-name="P5">18 <text:s text:c="15"/>7</text:p>
          </table:table-cell>
          <table:table-cell table:style-name="Table5.J6" office:value-type="string">
            <text:p text:style-name="P7"/>
          </table:table-cell>
          <table:table-cell table:style-name="Table5.K6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columns-spanned="3" office:value-type="string">
            <text:p text:style-name="P8"/>
          </table:table-cell>
          <table:covered-table-cell/>
          <table:covered-table-cell/>
          <table:table-cell table:style-name="Table5.K6" table:number-columns-spanned="2" office:value-type="string">
            <text:p text:style-name="P8"/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 table:number-columns-repeated="2"/>
        <table:table-column table:style-name="Table6.J"/>
        <table:table-column table:style-name="Table6.K"/>
        <table:table-column table:style-name="Table6.E"/>
        <table:table-column table:style-name="Table6.D"/>
        <table:table-column table:style-name="Table6.N"/>
        <table:table-column table:style-name="Table6.C"/>
        <table:table-column table:style-name="Table6.E"/>
        <table:table-column table:style-name="Table6.Q"/>
        <table:table-column table:style-name="Table6.R" table:number-columns-repeated="2"/>
        <table:table-row table:style-name="Table6.1">
          <table:table-cell table:style-name="Table6.A1" table:number-rows-spanned="2" table:number-columns-spanned="8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table-cell table:style-name="Table6.A1" table:number-rows-spanned="3" table:number-columns-spanned="8" office:value-type="string">
            <text:h text:style-name="Heading_20_1" text:outline-level="1">Выполнение контрольных нормативов</text:h>
            <text:p text:style-name="P10">(по специальной и общей физической подготовк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1" table:number-columns-spanned="2" office:value-type="string">
            <text:p text:style-name="P9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3" table:number-rows-spanned="2" table:number-columns-spanned="2" office:value-type="string">
            <text:p text:style-name="P1">Дата</text:p>
          </table:table-cell>
          <table:covered-table-cell/>
          <table:table-cell table:style-name="Table6.C3" table:number-rows-spanned="2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6.C3" table:number-rows-spanned="2" table:number-columns-spanned="2" office:value-type="string">
            <text:p text:style-name="P1">Результат</text:p>
          </table:table-cell>
          <table:covered-table-cell/>
          <table:table-cell table:style-name="Table6.C3" table:number-rows-spanned="2" table:number-columns-spanned="2" office:value-type="string">
            <text:p text:style-name="P1">Подпись судейс-</text:p>
            <text:p text:style-name="P1">кой коллегии</text:p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3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table-cell table:style-name="Table6.A3" table:number-rows-spanned="3" office:value-type="string">
            <text:p text:style-name="P1">Год</text:p>
          </table:table-cell>
          <table:table-cell table:style-name="Table6.C3" table:number-rows-spanned="3" table:number-columns-spanned="2" office:value-type="string">
            <text:p text:style-name="P1">Дата</text:p>
          </table:table-cell>
          <table:covered-table-cell/>
          <table:table-cell table:style-name="Table6.C3" table:number-rows-spanned="3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6.C3" table:number-rows-spanned="3" table:number-columns-spanned="2" office:value-type="string">
            <text:p text:style-name="P1">Результат</text:p>
          </table:table-cell>
          <table:covered-table-cell/>
          <table:table-cell table:style-name="Table6.C3" table:number-rows-spanned="3" office:value-type="string">
            <text:p text:style-name="P1">Подпись тренера</text:p>
          </table:table-cell>
          <table:table-cell table:style-name="Table6.R4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table:number-rows-spanned="2" office:value-type="string">
            <text:p text:style-name="P8"/>
          </table:table-cell>
          <table:table-cell table:style-name="Table6.I1" office:value-type="string">
            <text:p text:style-name="P8"/>
          </table:table-cell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8"/>
          </table:table-cell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table-cell table:style-name="Table6.A3" table:number-rows-spanned="13" office:value-type="string">
            <text:p text:style-name="Standard">20......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7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8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9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0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1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3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4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5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6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7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8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19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table-cell table:style-name="Table6.A3" table:number-rows-spanned="13" office:value-type="string">
            <text:p text:style-name="Standard">20......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0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1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3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4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5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6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7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8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29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0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1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table-cell table:style-name="Table6.A3" table:number-rows-spanned="12" office:value-type="string">
            <text:p text:style-name="Standard">20......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3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4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5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6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7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8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39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40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41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4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I1" office:value-type="string">
            <text:p text:style-name="P3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R43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  <text:p text:style-name="P8"/>
          </table:table-cell>
          <table:covered-table-cell/>
          <table:table-cell table:style-name="Table6.I44" office:value-type="string">
            <text:p text:style-name="P5">8 <text:s text:c="15"/>17</text:p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office:value-type="string">
            <text:p text:style-name="P8"/>
          </table:table-cell>
          <table:table-cell table:style-name="Table6.R44" table:number-columns-spanned="2" office:value-type="string">
            <text:p text:style-name="P8"/>
          </table:table-cell>
          <table:covered-table-cell/>
        </table:table-row>
        <text:soft-page-break/>
        <table:table-row table:style-name="Table6.1">
          <table:table-cell table:style-name="Table6.A45" table:number-rows-spanned="3" table:number-columns-spanned="8" office:value-type="string">
            <text:h text:style-name="Heading_20_1" text:outline-level="1">Выполнение контрольных нормативов</text:h>
            <text:p text:style-name="P10">(по специальной и общей физической подготовк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11"/>
          </table:table-cell>
          <table:table-cell table:style-name="Table6.A45" table:number-rows-spanned="2" table:number-columns-spanned="8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45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46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table-cell table:style-name="Table6.A5" table:number-rows-spanned="2" table:number-columns-spanned="2" office:value-type="string">
            <text:p text:style-name="P1">Дата</text:p>
          </table:table-cell>
          <table:covered-table-cell/>
          <table:table-cell table:style-name="Table6.C5" table:number-rows-spanned="2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6.C5" table:number-rows-spanned="2" table:number-columns-spanned="2" office:value-type="string">
            <text:p text:style-name="P1">Результат</text:p>
          </table:table-cell>
          <table:covered-table-cell/>
          <table:table-cell table:style-name="Table6.C5" table:number-rows-spanned="2" table:number-columns-spanned="2" office:value-type="string">
            <text:p text:style-name="P1">Подпись судейс-</text:p>
            <text:p text:style-name="P1">кой коллегии</text:p>
          </table:table-cell>
          <table:covered-table-cell/>
          <table:table-cell table:style-name="Table6.R47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3" table:number-rows-spanned="3" office:value-type="string">
            <text:p text:style-name="P1">Год</text:p>
          </table:table-cell>
          <table:table-cell table:style-name="Table6.C3" table:number-rows-spanned="3" table:number-columns-spanned="2" office:value-type="string">
            <text:p text:style-name="P1">Дата</text:p>
          </table:table-cell>
          <table:covered-table-cell/>
          <table:table-cell table:style-name="Table6.C3" table:number-rows-spanned="3" table:number-columns-spanned="2" office:value-type="string">
            <text:p text:style-name="P1">Наименование соревнований</text:p>
          </table:table-cell>
          <table:covered-table-cell/>
          <table:table-cell table:style-name="Table6.C3" table:number-rows-spanned="3" table:number-columns-spanned="2" office:value-type="string">
            <text:p text:style-name="P1">Результат</text:p>
          </table:table-cell>
          <table:covered-table-cell/>
          <table:table-cell table:style-name="Table6.C3" table:number-rows-spanned="3" office:value-type="string">
            <text:p text:style-name="P1">Подпись тренера</text:p>
          </table:table-cell>
          <table:table-cell table:style-name="Table6.I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R48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49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0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3" table:number-rows-spanned="12" office:value-type="string">
            <text:p text:style-name="Standard">200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1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2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3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4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5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6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7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8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59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0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1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2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3" table:number-rows-spanned="12" office:value-type="string">
            <text:p text:style-name="Standard">200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3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4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5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6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7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8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69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0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1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2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3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4" table:number-columns-spanned="2" office:value-type="string">
            <text:p text:style-name="P8"/>
          </table:table-cell>
          <table:covered-table-cell/>
        </table:table-row>
        <table:table-row table:style-name="Table6.1">
          <table:table-cell table:style-name="Table6.A3" table:number-rows-spanned="13" office:value-type="string">
            <text:p text:style-name="Standard">200</text:p>
          </table:table-cell>
          <table:table-cell table:style-name="Table6.C5" table:number-columns-spanned="2" office:value-type="string">
            <text:p text:style-name="P21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5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6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7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8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79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0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1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2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3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4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5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office:value-type="string">
            <text:p text:style-name="P8"/>
          </table:table-cell>
          <table:table-cell table:style-name="Table6.I1" office:value-type="string">
            <text:p text:style-name="P3"/>
          </table:table-cell>
          <table:table-cell table:style-name="Table6.A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C5" table:number-columns-spanned="2" office:value-type="string">
            <text:p text:style-name="P8"/>
          </table:table-cell>
          <table:covered-table-cell/>
          <table:table-cell table:style-name="Table6.R86" table:number-columns-spanned="2" office:value-type="string">
            <text:p text:style-name="P8"/>
          </table:table-cell>
          <table:covered-table-cell/>
        </table:table-row>
        <table:table-row table:style-name="Table6.1"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office:value-type="string">
            <text:p text:style-name="P8"/>
          </table:table-cell>
          <table:table-cell table:style-name="Table6.I44" office:value-type="string">
            <text:p text:style-name="P5">16 <text:s text:c="15"/>9</text:p>
          </table:table-cell>
          <table:table-cell table:style-name="Table6.A44" table:number-columns-spanned="2" office:value-type="string">
            <text:p text:style-name="P7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C44" table:number-columns-spanned="2" office:value-type="string">
            <text:p text:style-name="P8"/>
          </table:table-cell>
          <table:covered-table-cell/>
          <table:table-cell table:style-name="Table6.R87" table:number-columns-spanned="2" office:value-type="string">
            <text:p text:style-name="P8"/>
          </table:table-cell>
          <table:covered-table-cell/>
        </table:table-row>
      </table:table>
      <text:p text:style-name="Standard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E"/>
        <table:table-column table:style-name="Table7.J"/>
        <text:soft-page-break/>
        <table:table-row table:style-name="Table7.1">
          <table:table-cell table:style-name="Table7.A1" table:number-rows-spanned="2" table:number-columns-spanned="4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table-cell table:style-name="Table7.E1" office:value-type="string">
            <text:p text:style-name="P8"/>
          </table:table-cell>
          <table:table-cell table:style-name="Table7.A1" table:number-rows-spanned="3" table:number-columns-spanned="5" office:value-type="string">
            <text:h text:style-name="Heading_20_1" text:outline-level="1">Выполнение контрольных нормативов</text:h>
            <text:p text:style-name="P10">(по специальной и общей физической подготовке)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covered-table-cell/>
          <table:covered-table-cell/>
          <table:covered-table-cell/>
          <table:table-cell table:style-name="Table7.E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table:number-rows-spanned="2" office:value-type="string">
            <text:p text:style-name="P1">Дата</text:p>
          </table:table-cell>
          <table:table-cell table:style-name="Table7.B3" table:number-rows-spanned="2" office:value-type="string">
            <text:p text:style-name="P1">Наименование соревнований</text:p>
          </table:table-cell>
          <table:table-cell table:style-name="Table7.B3" table:number-rows-spanned="2" office:value-type="string">
            <text:p text:style-name="P1">Результат</text:p>
          </table:table-cell>
          <table:table-cell table:style-name="Table7.B3" table:number-rows-spanned="2" office:value-type="string">
            <text:p text:style-name="P1">Подпись судейс-</text:p>
            <text:p text:style-name="P1">кой коллегии</text:p>
          </table:table-cell>
          <table:table-cell table:style-name="Table7.E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covered-table-cell/>
          <table:covered-table-cell/>
          <table:covered-table-cell/>
          <table:table-cell table:style-name="Table7.E1" office:value-type="string">
            <text:p text:style-name="P8"/>
          </table:table-cell>
          <table:table-cell table:style-name="Table7.A3" table:number-rows-spanned="3" office:value-type="string">
            <text:p text:style-name="P1">Год</text:p>
          </table:table-cell>
          <table:table-cell table:style-name="Table7.B3" table:number-rows-spanned="3" office:value-type="string">
            <text:p text:style-name="P1">Дата</text:p>
          </table:table-cell>
          <table:table-cell table:style-name="Table7.B3" table:number-rows-spanned="3" office:value-type="string">
            <text:p text:style-name="P1">Наименование соревнований</text:p>
          </table:table-cell>
          <table:table-cell table:style-name="Table7.B3" table:number-rows-spanned="3" office:value-type="string">
            <text:p text:style-name="P1">Результат</text:p>
          </table:table-cell>
          <table:table-cell table:style-name="Table7.B3" table:number-rows-spanned="3" office:value-type="string">
            <text:p text:style-name="P1">Подпись тренера</text:p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table-cell table:style-name="Table7.F7" table:number-rows-spanned="12" office:value-type="string">
            <text:p text:style-name="Standard">20......</text:p>
          </table:table-cell>
          <table:table-cell table:style-name="Table7.B5" office:value-type="string">
            <text:p text:style-name="P21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table-cell table:style-name="Table7.F7" table:number-rows-spanned="12" office:value-type="string">
            <text:p text:style-name="Standard">20......</text:p>
          </table:table-cell>
          <table:table-cell table:style-name="Table7.B5" office:value-type="string">
            <text:p text:style-name="P21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table-cell table:style-name="Table7.F7" table:number-rows-spanned="13" office:value-type="string">
            <text:p text:style-name="Standard">20......</text:p>
          </table:table-cell>
          <table:table-cell table:style-name="Table7.B5" office:value-type="string">
            <text:p text:style-name="P21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E1" office:value-type="string">
            <text:p text:style-name="P8"/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  <text:p text:style-name="P8"/>
          </table:table-cell>
          <table:table-cell table:style-name="Table7.E43" office:value-type="string">
            <text:p text:style-name="P4">10 <text:s text:c="13"/>15</text:p>
          </table:table-cell>
          <table:covered-table-cell/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  <table:table-cell table:style-name="Table7.B5" office:value-type="string">
            <text:p text:style-name="P8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column table:style-name="Table8.E"/>
        <table:table-column table:style-name="Table8.I"/>
        <text:soft-page-break/>
        <table:table-row table:style-name="Table8.1">
          <table:table-cell table:style-name="Table8.A1" table:number-rows-spanned="2" table:number-columns-spanned="4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table-cell table:style-name="Table8.E1" office:value-type="string">
            <text:p text:style-name="P8"/>
          </table:table-cell>
          <table:table-cell table:style-name="Table8.A1" table:number-rows-spanned="2" table:number-columns-spanned="4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</table:table-row>
        <table:table-row table:style-name="Table8.1">
          <table:covered-table-cell/>
          <table:covered-table-cell/>
          <table:covered-table-cell/>
          <table:covered-table-cell/>
          <table:table-cell table:style-name="Table8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table:number-rows-spanned="2" office:value-type="string">
            <text:p text:style-name="P1">Дата</text:p>
          </table:table-cell>
          <table:table-cell table:style-name="Table8.B3" table:number-rows-spanned="2" office:value-type="string">
            <text:p text:style-name="P1">Наименование соревнований</text:p>
          </table:table-cell>
          <table:table-cell table:style-name="Table8.B3" table:number-rows-spanned="2" office:value-type="string">
            <text:p text:style-name="P1">Результат</text:p>
          </table:table-cell>
          <table:table-cell table:style-name="Table8.B3" table:number-rows-spanned="2" office:value-type="string">
            <text:p text:style-name="P1">Подпись судейс-</text:p>
            <text:p text:style-name="P1">кой коллегии</text:p>
          </table:table-cell>
          <table:table-cell table:style-name="Table8.E1" office:value-type="string">
            <text:p text:style-name="P8"/>
          </table:table-cell>
          <table:table-cell table:style-name="Table8.F3" table:number-rows-spanned="2" office:value-type="string">
            <text:p text:style-name="P1">Дата</text:p>
          </table:table-cell>
          <table:table-cell table:style-name="Table8.G3" table:number-rows-spanned="2" office:value-type="string">
            <text:p text:style-name="P1">Наименование соревнований</text:p>
          </table:table-cell>
          <table:table-cell table:style-name="Table8.G3" table:number-rows-spanned="2" office:value-type="string">
            <text:p text:style-name="P1">Результат</text:p>
          </table:table-cell>
          <table:table-cell table:style-name="Table8.G3" table:number-rows-spanned="2" office:value-type="string">
            <text:p text:style-name="P1">Подпись судейс-</text:p>
            <text:p text:style-name="P1">кой коллегии</text:p>
          </table:table-cell>
        </table:table-row>
        <table:table-row table:style-name="Table8.1">
          <table:covered-table-cell/>
          <table:covered-table-cell/>
          <table:covered-table-cell/>
          <table:covered-table-cell/>
          <table:table-cell table:style-name="Table8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E1" office:value-type="string">
            <text:p text:style-name="P8"/>
          </table:table-cell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  <table:table-row table:style-name="Table8.5">
          <table:table-cell table:style-name="Table8.F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  <text:p text:style-name="P8"/>
          </table:table-cell>
          <table:table-cell table:style-name="Table8.E43" office:value-type="string">
            <text:p text:style-name="P4">14 <text:s text:c="12"/>11</text:p>
          </table:table-cell>
          <table:table-cell table:style-name="Table8.F3" office:value-type="string">
            <text:p text:style-name="P7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  <table:table-cell table:style-name="Table8.G3" office:value-type="string">
            <text:p text:style-name="P8"/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 table:number-columns-repeated="2"/>
        <table:table-column table:style-name="Table9.G"/>
        <table:table-column table:style-name="Table9.E"/>
        <table:table-column table:style-name="Table9.I"/>
        <text:soft-page-break/>
        <table:table-row table:style-name="Table9.1">
          <table:table-cell table:style-name="Table9.A1" table:number-rows-spanned="2" table:number-columns-spanned="4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  <table:table-cell table:style-name="Table9.E1" office:value-type="string">
            <text:p text:style-name="P8"/>
          </table:table-cell>
          <table:table-cell table:style-name="Table9.A1" table:number-rows-spanned="2" table:number-columns-spanned="4" office:value-type="string">
            <text:h text:style-name="Heading_20_1" text:outline-level="1">Участие в соревнованиях</text:h>
          </table:table-cell>
          <table:covered-table-cell/>
          <table:covered-table-cell/>
          <table:covered-table-cell/>
        </table:table-row>
        <table:table-row table:style-name="Table9.1">
          <table:covered-table-cell/>
          <table:covered-table-cell/>
          <table:covered-table-cell/>
          <table:covered-table-cell/>
          <table:table-cell table:style-name="Table9.E1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table:number-rows-spanned="2" office:value-type="string">
            <text:p text:style-name="P1">Дата</text:p>
          </table:table-cell>
          <table:table-cell table:style-name="Table9.B3" table:number-rows-spanned="2" office:value-type="string">
            <text:p text:style-name="P1">Наименование соревнований</text:p>
          </table:table-cell>
          <table:table-cell table:style-name="Table9.B3" table:number-rows-spanned="2" office:value-type="string">
            <text:p text:style-name="P1">Результат</text:p>
          </table:table-cell>
          <table:table-cell table:style-name="Table9.B3" table:number-rows-spanned="2" office:value-type="string">
            <text:p text:style-name="P1">Подпись судейс-</text:p>
            <text:p text:style-name="P1">кой коллегии</text:p>
          </table:table-cell>
          <table:table-cell table:style-name="Table9.E1" office:value-type="string">
            <text:p text:style-name="P8"/>
          </table:table-cell>
          <table:table-cell table:style-name="Table9.A3" table:number-rows-spanned="2" office:value-type="string">
            <text:p text:style-name="P1">Дата</text:p>
          </table:table-cell>
          <table:table-cell table:style-name="Table9.B3" table:number-rows-spanned="2" office:value-type="string">
            <text:p text:style-name="P1">Наименование соревнований</text:p>
          </table:table-cell>
          <table:table-cell table:style-name="Table9.B3" table:number-rows-spanned="2" office:value-type="string">
            <text:p text:style-name="P1">Результат</text:p>
          </table:table-cell>
          <table:table-cell table:style-name="Table9.B3" table:number-rows-spanned="2" office:value-type="string">
            <text:p text:style-name="P1">Подпись судейс-</text:p>
            <text:p text:style-name="P1">кой коллегии</text:p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table-cell table:style-name="Table9.E4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" office:value-type="string">
            <text:p text:style-name="P8"/>
          </table:table-cell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  <table:table-row table:style-name="Table9.5">
          <table:table-cell table:style-name="Table9.A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E43" office:value-type="string">
            <text:p text:style-name="P4">12 <text:s text:c="13"/>13</text:p>
          </table:table-cell>
          <table:table-cell table:style-name="Table9.A5" office:value-type="string">
            <text:p text:style-name="P7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  <table:table-cell table:style-name="Table9.B5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fo:font-style="italic" fo:font-weight="bold" style:font-size-asian="16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2598in" fo:margin-bottom="0.2598in" fo:margin-left="0.3in" fo:margin-right="0.3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я записи тренера</dc:title>
    <dc:subject/>
    <meta:keyword/>
    <meta:initial-creator>FuckYouBill</meta:initial-creator>
    <meta:creation-date>2009-06-08T21:00:00</meta:creation-date>
    <dc:date>2021-04-18T18:25:42.713954335</dc:date>
    <meta:print-date>2001-12-17T17:42:00</meta:print-date>
    <meta:editing-cycles>4</meta:editing-cycles>
    <meta:editing-duration>PT12M10S</meta:editing-duration>
    <meta:generator>LibreOffice/6.0.7.3$Linux_X86_64 LibreOffice_project/00m0$Build-3</meta:generator>
    <meta:document-statistic meta:table-count="9" meta:image-count="0" meta:object-count="0" meta:page-count="12" meta:paragraph-count="249" meta:word-count="531" meta:character-count="5370" meta:non-whitespace-character-count="3442"/>
  </office:meta>
</office:document-meta>
</file>